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witterChirp" svg:font-family="TwitterChirp, System"/>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style:font-name="Times New Roman" fo:font-size="12pt" style:font-size-asian="12pt" style:font-size-complex="12pt"/>
    </style:style>
    <style:style style:name="P2" style:family="paragraph" style:parent-style-name="Text_20_body">
      <style:paragraph-properties style:writing-mode="lr-tb"/>
      <style:text-properties style:font-name="Times New Roman" fo:font-size="12pt" style:font-size-asian="12pt" style:font-size-complex="12pt"/>
    </style:style>
    <style:style style:name="P3" style:family="paragraph" style:parent-style-name="Heading_20_3">
      <style:paragraph-properties style:writing-mode="lr-tb"/>
      <style:text-properties style:font-name="Times New Roman" fo:font-size="12pt" style:font-size-asian="12pt" style:font-size-complex="12pt"/>
    </style:style>
    <style:style style:name="P4" style:family="paragraph" style:parent-style-name="Horizontal_20_Line">
      <style:text-properties style:font-name="Times New Roman" fo:font-size="12pt" style:font-size-asian="12pt" style:font-size-complex="12pt"/>
    </style:style>
    <style:style style:name="P5" style:family="paragraph" style:parent-style-name="Standard">
      <style:paragraph-properties style:writing-mode="lr-tb"/>
      <style:text-properties style:font-name="Times New Roman" fo:font-size="12pt" style:font-size-asian="12pt" style:font-size-complex="12pt"/>
    </style:style>
    <style:style style:name="P6" style:family="paragraph" style:parent-style-name="Standard" style:list-style-name="L54">
      <style:paragraph-properties style:writing-mode="lr-tb"/>
      <style:text-properties style:font-name="Times New Roman" fo:font-size="12pt" style:font-size-asian="12pt" style:font-size-complex="12pt"/>
    </style:style>
    <style:style style:name="P7" style:family="paragraph" style:parent-style-name="Standard">
      <style:paragraph-properties style:writing-mode="lr-tb"/>
      <style:text-properties style:font-name="Times New Roman" fo:font-size="15pt" fo:font-weight="bold" style:font-size-asian="15pt" style:font-weight-asian="bold" style:font-size-complex="15pt" style:font-weight-complex="bold"/>
    </style:style>
    <style:style style:name="P8" style:family="paragraph" style:parent-style-name="Standard">
      <style:paragraph-properties style:writing-mode="lr-tb"/>
      <style:text-properties style:font-name="Times New Roman"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writing-mode="lr-tb"/>
      <style:text-properties style:font-name="Times New Roman" fo:font-size="16pt" fo:font-weight="bold" style:font-size-asian="16pt" style:font-weight-asian="bold" style:font-size-complex="16pt" style:font-weight-complex="bold"/>
    </style:style>
    <style:style style:name="P10" style:family="paragraph" style:parent-style-name="Heading_20_3">
      <style:paragraph-properties fo:text-align="center" style:justify-single-word="false"/>
      <style:text-properties fo:font-size="18pt" style:font-size-asian="18pt" style:font-size-complex="18pt"/>
    </style:style>
    <style:style style:name="P11" style:family="paragraph" style:parent-style-name="Heading_20_3">
      <style:text-properties fo:font-size="16pt" style:font-size-asian="16pt" style:font-size-complex="16pt"/>
    </style:style>
    <style:style style:name="P12" style:family="paragraph" style:parent-style-name="Heading_20_3">
      <style:paragraph-properties style:writing-mode="lr-tb"/>
      <style:text-properties style:font-name="Times New Roman" fo:font-size="12pt" style:font-size-asian="12pt" style:font-size-complex="12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40"/>
    <style:style style:name="P39" style:family="paragraph" style:parent-style-name="Text_20_body" style:list-style-name="L42"/>
    <style:style style:name="P40" style:family="paragraph" style:parent-style-name="Text_20_body" style:list-style-name="L43"/>
    <style:style style:name="P41" style:family="paragraph" style:parent-style-name="Text_20_body" style:list-style-name="L45"/>
    <style:style style:name="P42" style:family="paragraph" style:parent-style-name="Text_20_body" style:list-style-name="L46"/>
    <style:style style:name="P43" style:family="paragraph" style:parent-style-name="Text_20_body" style:list-style-name="L48"/>
    <style:style style:name="P44" style:family="paragraph" style:parent-style-name="Text_20_body" style:list-style-name="L50"/>
    <style:style style:name="P45" style:family="paragraph" style:parent-style-name="Text_20_body" style:list-style-name="L51"/>
    <style:style style:name="P46" style:family="paragraph" style:parent-style-name="Text_20_body" style:list-style-name="L52"/>
    <style:style style:name="P47" style:family="paragraph" style:parent-style-name="Text_20_body" style:list-style-name="L53"/>
    <style:style style:name="P48" style:family="paragraph" style:parent-style-name="Text_20_body" style:list-style-name="L55"/>
    <style:style style:name="P49" style:family="paragraph" style:parent-style-name="Text_20_body">
      <style:text-properties fo:font-size="16pt" fo:font-weight="bold" style:font-size-asian="16pt" style:font-weight-asian="bold" style:font-size-complex="16pt" style:font-weight-complex="bold"/>
    </style:style>
    <style:style style:name="P50" style:family="paragraph" style:parent-style-name="Text_20_body">
      <style:paragraph-properties fo:text-align="center" style:justify-single-word="false"/>
      <style:text-properties fo:font-size="18pt" style:font-size-asian="18pt" style:font-size-complex="18pt"/>
    </style:style>
    <style:style style:name="P51" style:family="paragraph" style:parent-style-name="Text_20_body" style:list-style-name="L1">
      <style:paragraph-properties fo:margin-top="0cm" fo:margin-bottom="0cm"/>
    </style:style>
    <style:style style:name="P52" style:family="paragraph" style:parent-style-name="Text_20_body" style:list-style-name="L2">
      <style:paragraph-properties fo:margin-top="0cm" fo:margin-bottom="0cm"/>
    </style:style>
    <style:style style:name="P53" style:family="paragraph" style:parent-style-name="Text_20_body" style:list-style-name="L3">
      <style:paragraph-properties fo:margin-top="0cm" fo:margin-bottom="0cm"/>
    </style:style>
    <style:style style:name="P54" style:family="paragraph" style:parent-style-name="Text_20_body" style:list-style-name="L4">
      <style:paragraph-properties fo:margin-top="0cm" fo:margin-bottom="0cm"/>
    </style:style>
    <style:style style:name="P55" style:family="paragraph" style:parent-style-name="Text_20_body" style:list-style-name="L5">
      <style:paragraph-properties fo:margin-top="0cm" fo:margin-bottom="0cm"/>
    </style:style>
    <style:style style:name="P56" style:family="paragraph" style:parent-style-name="Text_20_body" style:list-style-name="L6">
      <style:paragraph-properties fo:margin-top="0cm" fo:margin-bottom="0cm"/>
    </style:style>
    <style:style style:name="P57" style:family="paragraph" style:parent-style-name="Text_20_body" style:list-style-name="L7">
      <style:paragraph-properties fo:margin-top="0cm" fo:margin-bottom="0cm"/>
    </style:style>
    <style:style style:name="P58" style:family="paragraph" style:parent-style-name="Text_20_body" style:list-style-name="L8">
      <style:paragraph-properties fo:margin-top="0cm" fo:margin-bottom="0cm"/>
    </style:style>
    <style:style style:name="P59" style:family="paragraph" style:parent-style-name="Text_20_body" style:list-style-name="L9">
      <style:paragraph-properties fo:margin-top="0cm" fo:margin-bottom="0cm"/>
    </style:style>
    <style:style style:name="P60" style:family="paragraph" style:parent-style-name="Text_20_body" style:list-style-name="L10">
      <style:paragraph-properties fo:margin-top="0cm" fo:margin-bottom="0cm"/>
    </style:style>
    <style:style style:name="P61" style:family="paragraph" style:parent-style-name="Text_20_body" style:list-style-name="L11">
      <style:paragraph-properties fo:margin-top="0cm" fo:margin-bottom="0cm"/>
    </style:style>
    <style:style style:name="P62" style:family="paragraph" style:parent-style-name="Text_20_body" style:list-style-name="L12">
      <style:paragraph-properties fo:margin-top="0cm" fo:margin-bottom="0cm"/>
    </style:style>
    <style:style style:name="P63" style:family="paragraph" style:parent-style-name="Text_20_body" style:list-style-name="L13">
      <style:paragraph-properties fo:margin-top="0cm" fo:margin-bottom="0cm"/>
    </style:style>
    <style:style style:name="P64" style:family="paragraph" style:parent-style-name="Text_20_body" style:list-style-name="L14">
      <style:paragraph-properties fo:margin-top="0cm" fo:margin-bottom="0cm"/>
    </style:style>
    <style:style style:name="P65" style:family="paragraph" style:parent-style-name="Text_20_body" style:list-style-name="L15">
      <style:paragraph-properties fo:margin-top="0cm" fo:margin-bottom="0cm"/>
    </style:style>
    <style:style style:name="P66" style:family="paragraph" style:parent-style-name="Text_20_body" style:list-style-name="L16">
      <style:paragraph-properties fo:margin-top="0cm" fo:margin-bottom="0cm"/>
    </style:style>
    <style:style style:name="P67" style:family="paragraph" style:parent-style-name="Text_20_body" style:list-style-name="L17">
      <style:paragraph-properties fo:margin-top="0cm" fo:margin-bottom="0cm"/>
    </style:style>
    <style:style style:name="P68" style:family="paragraph" style:parent-style-name="Text_20_body" style:list-style-name="L18">
      <style:paragraph-properties fo:margin-top="0cm" fo:margin-bottom="0cm"/>
    </style:style>
    <style:style style:name="P69" style:family="paragraph" style:parent-style-name="Text_20_body" style:list-style-name="L19">
      <style:paragraph-properties fo:margin-top="0cm" fo:margin-bottom="0cm"/>
    </style:style>
    <style:style style:name="P70" style:family="paragraph" style:parent-style-name="Text_20_body" style:list-style-name="L20">
      <style:paragraph-properties fo:margin-top="0cm" fo:margin-bottom="0cm"/>
    </style:style>
    <style:style style:name="P71" style:family="paragraph" style:parent-style-name="Text_20_body" style:list-style-name="L21">
      <style:paragraph-properties fo:margin-top="0cm" fo:margin-bottom="0cm"/>
    </style:style>
    <style:style style:name="P72" style:family="paragraph" style:parent-style-name="Text_20_body" style:list-style-name="L22">
      <style:paragraph-properties fo:margin-top="0cm" fo:margin-bottom="0cm"/>
    </style:style>
    <style:style style:name="P73" style:family="paragraph" style:parent-style-name="Text_20_body" style:list-style-name="L23">
      <style:paragraph-properties fo:margin-top="0cm" fo:margin-bottom="0cm"/>
    </style:style>
    <style:style style:name="P74" style:family="paragraph" style:parent-style-name="Text_20_body" style:list-style-name="L24">
      <style:paragraph-properties fo:margin-top="0cm" fo:margin-bottom="0cm"/>
    </style:style>
    <style:style style:name="P75" style:family="paragraph" style:parent-style-name="Text_20_body" style:list-style-name="L25">
      <style:paragraph-properties fo:margin-top="0cm" fo:margin-bottom="0cm"/>
    </style:style>
    <style:style style:name="P76" style:family="paragraph" style:parent-style-name="Text_20_body" style:list-style-name="L40">
      <style:paragraph-properties fo:margin-top="0cm" fo:margin-bottom="0cm"/>
    </style:style>
    <style:style style:name="P77" style:family="paragraph" style:parent-style-name="Text_20_body" style:list-style-name="L42">
      <style:paragraph-properties fo:margin-top="0cm" fo:margin-bottom="0cm"/>
    </style:style>
    <style:style style:name="P78" style:family="paragraph" style:parent-style-name="Text_20_body" style:list-style-name="L43">
      <style:paragraph-properties fo:margin-top="0cm" fo:margin-bottom="0cm"/>
    </style:style>
    <style:style style:name="P79" style:family="paragraph" style:parent-style-name="Text_20_body" style:list-style-name="L45">
      <style:paragraph-properties fo:margin-top="0cm" fo:margin-bottom="0cm"/>
    </style:style>
    <style:style style:name="P80" style:family="paragraph" style:parent-style-name="Text_20_body" style:list-style-name="L46">
      <style:paragraph-properties fo:margin-top="0cm" fo:margin-bottom="0cm"/>
    </style:style>
    <style:style style:name="P81" style:family="paragraph" style:parent-style-name="Text_20_body" style:list-style-name="L48">
      <style:paragraph-properties fo:margin-top="0cm" fo:margin-bottom="0cm"/>
    </style:style>
    <style:style style:name="P82" style:family="paragraph" style:parent-style-name="Text_20_body" style:list-style-name="L50">
      <style:paragraph-properties fo:margin-top="0cm" fo:margin-bottom="0cm"/>
    </style:style>
    <style:style style:name="P83" style:family="paragraph" style:parent-style-name="Text_20_body" style:list-style-name="L51">
      <style:paragraph-properties fo:margin-top="0cm" fo:margin-bottom="0cm"/>
    </style:style>
    <style:style style:name="P84" style:family="paragraph" style:parent-style-name="Text_20_body" style:list-style-name="L52">
      <style:paragraph-properties fo:margin-top="0cm" fo:margin-bottom="0cm"/>
    </style:style>
    <style:style style:name="P85" style:family="paragraph" style:parent-style-name="Text_20_body" style:list-style-name="L53">
      <style:paragraph-properties fo:margin-top="0cm" fo:margin-bottom="0cm"/>
    </style:style>
    <style:style style:name="P86" style:family="paragraph" style:parent-style-name="Text_20_body">
      <style:paragraph-properties fo:margin-top="0cm" fo:margin-bottom="0cm"/>
      <style:text-properties fo:font-style="normal" style:font-style-asian="normal" style:font-style-complex="normal"/>
    </style:style>
    <style:style style:name="P87" style:family="paragraph" style:parent-style-name="Text_20_body">
      <style:paragraph-properties style:writing-mode="lr-tb"/>
      <style:text-properties style:font-name="Times New Roman" fo:font-size="12pt" style:font-size-asian="12pt" style:font-size-complex="12pt"/>
    </style:style>
    <style:style style:name="P88" style:family="paragraph" style:parent-style-name="Text_20_body">
      <style:paragraph-properties fo:text-align="center" style:justify-single-word="false" style:writing-mode="lr-tb"/>
      <style:text-properties style:font-name="Times New Roman" fo:font-size="12pt" style:font-size-asian="12pt" style:font-size-complex="12pt"/>
    </style:style>
    <style:style style:name="P89" style:family="paragraph" style:parent-style-name="Text_20_body">
      <style:paragraph-properties fo:text-align="center" style:justify-single-word="false" style:writing-mode="lr-tb"/>
      <style:text-properties style:font-name="Times New Roman"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yramid Tests document and possible mechanisms of action</text:p>
      <text:p text:style-name="P88"/>
      <text:p text:style-name="P2">Below is a series of <text:span text:style-name="Strong_20_Emphasis">controlled studies</text:span> that can be conducted at home using a <text:span text:style-name="Strong_20_Emphasis">cardboard pyramid</text:span> built to the proportions of the Great Pyramid of Giza (a base-to-height ratio of approximately 1.57). These experiments are designed to test </text:p>
      <text:p text:style-name="P1">the effects of the pyramid on food, water, medicine, magnetic fields, and biological systems. Each test includes instructions, controls, and what to look for.</text:p>
      <text:p text:style-name="P1"/>
      <text:p text:style-name="P7">General Guidelines for making and using the pyramid:</text:p>
      <text:list xml:id="list7530166483064013875" text:style-name="L54">
        <text:list-item>
          <text:p text:style-name="P6">The Pyramid must have 4 sides, and be exactly in the ratio of the Great Pyramid of Giza, with a base angle of 52° to 51.5°.</text:p>
        </text:list-item>
        <text:list-item>
          <text:p text:style-name="P6">The Pyramid must be made of cardboard.</text:p>
        </text:list-item>
        <text:list-item>
          <text:p text:style-name="P6">A minimum height for observable “enough” effects for the purposes of these tests is 25cm.</text:p>
        </text:list-item>
        <text:list-item>
          <text:p text:style-name="P6">One side of the Pyramid must be exactly oriented to the magnetic North. (North-South orientation). A compass can be used for this.</text:p>
        </text:list-item>
        <text:list-item>
          <text:p text:style-name="P6">The top of the cardboard Pyramid must not be insulated with any material.</text:p>
        </text:list-item>
        <text:list-item>
          <text:p text:style-name="P6">If preferable, the sides must be glued with conductive material, or glue. (Plastic tape for example, is undesirable.)</text:p>
        </text:list-item>
        <text:list-item>
          <text:p text:style-name="P6">Any of the sides, including the bottom, can be opened with a hole to put things inside. However, the vertices (or the frame) must remain untouched.</text:p>
        </text:list-item>
        <text:list-item>
          <text:p text:style-name="P6">The pyramid must be placed in a place with good ventilation.</text:p>
        </text:list-item>
      </text:list>
      <text:p text:style-name="P1"/>
      <text:h text:style-name="Heading_20_3" text:outline-level="3">General Tips for Credibility</text:h>
      <text:list xml:id="list6432564905189745807" text:style-name="L48">
        <text:list-item>
          <text:p text:style-name="P81"><text:span text:style-name="Strong_20_Emphasis">Controls</text:span>: Always have a control sample outside the pyramid for comparison. As the pyramid has a “range” or “field” of effect, the control samples must be far away enough from the pyramid; about 1m for a 25cm tall one.</text:p>
        </text:list-item>
        <text:list-item>
          <text:p text:style-name="P81"><text:span text:style-name="Strong_20_Emphasis">Documentation</text:span>: Record results consistently with photos, measurements, and notes. </text:p>
        </text:list-item>
        <text:list-item>
          <text:p text:style-name="P81"><text:span text:style-name="Strong_20_Emphasis">Blind Testing</text:span>: For subjective tests (e.g., taste), use blind testing to eliminate bias. </text:p>
        </text:list-item>
        <text:list-item>
          <text:p text:style-name="P43"><text:span text:style-name="Strong_20_Emphasis">Repetition</text:span>: Conduct each test multiple times to ensure reliability. </text:p>
        </text:list-item>
      </text:list>
      <text:p text:style-name="Text_20_body">These experiments are simple, cost-effective, and provide a basis for public peer review. They can also be replicated by others to compare results.</text:p>
      <text:p text:style-name="P1"/>
      <text:p text:style-name="Text_20_body"><text:span text:style-name="Strong_20_Emphasis">Why This Matters</text:span><text:line-break/>"This research has the potential to:</text:p>
      <text:list xml:id="list3598517903182439899" text:style-name="L55">
        <text:list-item>
          <text:p text:style-name="P48">Validate or refute my claims about pyramid energy fields with transparent, measurable results.</text:p>
        </text:list-item>
        <text:list-item>
          <text:p text:style-name="P48">Open new doors in sustainable practices, such as improving food preservation or enhancing water quality.</text:p>
        </text:list-item>
        <text:list-item>
          <text:p text:style-name="P48">Create a scalable, participatory science model where anyone can replicate the studies and contribute their findings.</text:p>
        </text:list-item>
      </text:list>
      <text:p text:style-name="P1"/>
      <text:p text:style-name="Horizontal_20_Line"/>
      <text:h text:style-name="Heading_20_3" text:outline-level="3"><text:soft-page-break/><text:span text:style-name="Strong_20_Emphasis">1. Food Preservation (Rotting Test)</text:span></text:h>
      <text:list xml:id="list1617070894672543071" text:style-name="L25">
        <text:list-item>
          <text:p text:style-name="P75"><text:span text:style-name="Strong_20_Emphasis">Objective</text:span>: Test if the pyramid reduces the rate of food decay. </text:p>
        </text:list-item>
        <text:list-item>
          <text:p text:style-name="P75"><text:span text:style-name="Strong_20_Emphasis">Materials</text:span>: </text:p>
          <text:list>
            <text:list-item>
              <text:p text:style-name="P75">2 identical pieces of fruit (e.g., apple slices or bananas)</text:p>
            </text:list-item>
            <text:list-item>
              <text:p text:style-name="P75">1 cardboard pyramid. </text:p>
            </text:list-item>
            <text:list-item>
              <text:p text:style-name="P75">Transparent containers for the fruits.</text:p>
            </text:list-item>
          </text:list>
        </text:list-item>
        <text:list-item>
          <text:p text:style-name="P75"><text:span text:style-name="Strong_20_Emphasis">Method</text:span>: </text:p>
          <text:list>
            <text:list-item>
              <text:p text:style-name="P75">Place one piece of fruit under the pyramid and the other in an identical container outside the pyramid (as a control). </text:p>
            </text:list-item>
            <text:list-item>
              <text:p text:style-name="P75">Keep both containers in the same room, away from direct sunlight or heat sources, for 1 week. </text:p>
            </text:list-item>
            <text:list-item>
              <text:p text:style-name="P75">Observe daily for signs of decay (mold, color change, texture). </text:p>
            </text:list-item>
          </text:list>
        </text:list-item>
        <text:list-item>
          <text:p text:style-name="P37"><text:span text:style-name="Strong_20_Emphasis">Expected Results</text:span>: Slower decay under the pyramid, possibly due to changes in wave resonance or ionization effects affecting bacterial growth. </text:p>
        </text:list-item>
      </text:list>
      <text:p text:style-name="P86">For the brave, this can also be replicated by replacing the 2 fruit samples with pasteurized milk.</text:p>
      <text:p text:style-name="Horizontal_20_Line"/>
      <text:h text:style-name="Heading_20_3" text:outline-level="3"><text:span text:style-name="Strong_20_Emphasis">2. Water Structure and Taste Test</text:span></text:h>
      <text:list xml:id="list460527054076899007" text:style-name="L40">
        <text:list-item>
          <text:p text:style-name="P76"><text:span text:style-name="Strong_20_Emphasis">Objective</text:span>: Determine if water placed under the pyramid tastes or behaves differently. </text:p>
        </text:list-item>
        <text:list-item>
          <text:p text:style-name="P76"><text:span text:style-name="Strong_20_Emphasis">Materials</text:span>: </text:p>
          <text:list>
            <text:list-item>
              <text:p text:style-name="P76">2 identical glasses of regular, unfiltered tap water.</text:p>
            </text:list-item>
            <text:list-item>
              <text:p text:style-name="P76">1 cardboard pyramid. </text:p>
            </text:list-item>
          </text:list>
        </text:list-item>
        <text:list-item>
          <text:p text:style-name="P76"><text:span text:style-name="Strong_20_Emphasis">Method</text:span>: </text:p>
          <text:list>
            <text:list-item>
              <text:p text:style-name="P76">Place one glass of water under the pyramid and leave the other outside as a control. </text:p>
            </text:list-item>
            <text:list-item>
              <text:p text:style-name="P76">Keep both in the same environment for 48 hours. </text:p>
            </text:list-item>
            <text:list-item>
              <text:p text:style-name="P76">Conduct a blind taste test with multiple participants to identify differences. </text:p>
            </text:list-item>
            <text:list-item>
              <text:p text:style-name="P76">Note any differences in the cloudiness of the liquid or any precipitates.</text:p>
            </text:list-item>
            <text:list-item>
              <text:p text:style-name="P76">Optional: Freeze both samples and examine created ice crystal structures under a magnifying glass.</text:p>
            </text:list-item>
          </text:list>
        </text:list-item>
        <text:list-item>
          <text:p text:style-name="P38"><text:span text:style-name="Strong_20_Emphasis">Expected Results</text:span>: Participants may perceive enhanced taste or smoothness in the pyramid-treated water. If the treated water has not been moved or received vibration during the freezing process, it will remain liquid below 0°C. If it has, Ice crystals may appear more ordered in the treated sample.</text:p>
        </text:list-item>
      </text:list>
      <text:p text:style-name="Horizontal_20_Line"/>
      <text:h text:style-name="Heading_20_3" text:outline-level="3"><text:span text:style-name="Strong_20_Emphasis">3. Plant Growth Enhancement</text:span></text:h>
      <text:list xml:id="list4723557266710543922" text:style-name="L42">
        <text:list-item>
          <text:p text:style-name="P77"><text:span text:style-name="Strong_20_Emphasis">Objective</text:span>: Test if pyramid exposure accelerates plant growth. </text:p>
        </text:list-item>
        <text:list-item>
          <text:p text:style-name="P77"><text:span text:style-name="Strong_20_Emphasis">Materials</text:span>: </text:p>
          <text:list>
            <text:list-item>
              <text:p text:style-name="P77">2 identical small plants or sprouting seeds. </text:p>
            </text:list-item>
            <text:list-item>
              <text:p text:style-name="P77">1 cardboard pyramid. </text:p>
            </text:list-item>
          </text:list>
        </text:list-item>
        <text:list-item>
          <text:p text:style-name="P77"><text:span text:style-name="Strong_20_Emphasis">Method</text:span>: </text:p>
          <text:list>
            <text:list-item>
              <text:p text:style-name="P77">Place one plant under the pyramid and the other in a similar environment outside the pyramid. </text:p>
            </text:list-item>
            <text:list-item>
              <text:p text:style-name="P77"><text:soft-page-break/>Water both equally and record growth daily for a period of 2 weeks (height, number of leaves). </text:p>
            </text:list-item>
          </text:list>
        </text:list-item>
        <text:list-item>
          <text:p text:style-name="P39"><text:span text:style-name="Strong_20_Emphasis">Expected Results</text:span>: Enhanced growth under the pyramid due to potential wave coherence effects. </text:p>
        </text:list-item>
      </text:list>
      <text:p text:style-name="Horizontal_20_Line"/>
      <text:p text:style-name="Text_20_body"/>
      <text:p text:style-name="P49">Other possible tests:</text:p>
      <text:h text:style-name="Heading_20_3" text:outline-level="3"><text:span text:style-name="Strong_20_Emphasis">4. Medicine Stability Test</text:span></text:h>
      <text:list xml:id="list1278456692641267687" text:style-name="L43">
        <text:list-item>
          <text:p text:style-name="P78"><text:span text:style-name="Strong_20_Emphasis">Objective</text:span>: Determine if the pyramid affects the efficacy of medicine. </text:p>
        </text:list-item>
        <text:list-item>
          <text:p text:style-name="P78"><text:span text:style-name="Strong_20_Emphasis">Materials</text:span>: </text:p>
          <text:list>
            <text:list-item>
              <text:p text:style-name="P78">Over-the-counter pills (e.g., aspirin). </text:p>
            </text:list-item>
            <text:list-item>
              <text:p text:style-name="P78">Water. </text:p>
            </text:list-item>
            <text:list-item>
              <text:p text:style-name="P78">1 cardboard pyramid. </text:p>
            </text:list-item>
          </text:list>
        </text:list-item>
        <text:list-item>
          <text:p text:style-name="P78"><text:span text:style-name="Strong_20_Emphasis">Method</text:span>: </text:p>
          <text:list>
            <text:list-item>
              <text:p text:style-name="P78">Place one pill under the pyramid for 24 hours; keep another pill as a control. </text:p>
            </text:list-item>
            <text:list-item>
              <text:p text:style-name="P78">Dissolve both pills in identical glasses of water. </text:p>
            </text:list-item>
            <text:list-item>
              <text:p text:style-name="P78">Compare the dissolution rate, clarity, and any observable reactions. </text:p>
            </text:list-item>
          </text:list>
        </text:list-item>
        <text:list-item>
          <text:p text:style-name="P40"><text:span text:style-name="Strong_20_Emphasis">Expected Results</text:span>: Differences in dissolution rate or clarity. </text:p>
        </text:list-item>
      </text:list>
      <text:p text:style-name="Horizontal_20_Line"/>
      <text:h text:style-name="Heading_20_3" text:outline-level="3"><text:span text:style-name="Strong_20_Emphasis">5. Taste and Quality of Food</text:span></text:h>
      <text:list xml:id="list8439467022392733579" text:style-name="L45">
        <text:list-item>
          <text:p text:style-name="P79"><text:span text:style-name="Strong_20_Emphasis">Objective</text:span>: Test if the pyramid alters the taste or texture of food. </text:p>
        </text:list-item>
        <text:list-item>
          <text:p text:style-name="P79"><text:span text:style-name="Strong_20_Emphasis">Materials</text:span>: </text:p>
          <text:list>
            <text:list-item>
              <text:p text:style-name="P79">Two identical samples of food (e.g., chocolate, bread). </text:p>
            </text:list-item>
            <text:list-item>
              <text:p text:style-name="P79">1 cardboard pyramid. </text:p>
            </text:list-item>
          </text:list>
        </text:list-item>
        <text:list-item>
          <text:p text:style-name="P79"><text:span text:style-name="Strong_20_Emphasis">Method</text:span>: </text:p>
          <text:list>
            <text:list-item>
              <text:p text:style-name="P79">Place one sample under the pyramid for 48 hours and keep the other as a control. </text:p>
            </text:list-item>
            <text:list-item>
              <text:p text:style-name="P79">Conduct a blind taste test to detect differences in taste, texture, or freshness. </text:p>
            </text:list-item>
          </text:list>
        </text:list-item>
        <text:list-item>
          <text:p text:style-name="P41"><text:span text:style-name="Strong_20_Emphasis">Expected Results</text:span>: Improved taste or texture in the pyramid-treated sample. </text:p>
        </text:list-item>
      </text:list>
      <text:p text:style-name="Horizontal_20_Line"/>
      <text:h text:style-name="Heading_20_3" text:outline-level="3"><text:span text:style-name="Strong_20_Emphasis">6. Charge and Static Electricity Test</text:span></text:h>
      <text:list xml:id="list4443099508969696725" text:style-name="L46">
        <text:list-item>
          <text:p text:style-name="P80"><text:span text:style-name="Strong_20_Emphasis">Objective</text:span>: Observe the pyramid’s influence on static electricity. </text:p>
        </text:list-item>
        <text:list-item>
          <text:p text:style-name="P80"><text:span text:style-name="Strong_20_Emphasis">Materials</text:span>: </text:p>
          <text:list>
            <text:list-item>
              <text:p text:style-name="P80">A balloon or plastic comb. </text:p>
            </text:list-item>
            <text:list-item>
              <text:p text:style-name="P80">Small paper scraps. </text:p>
            </text:list-item>
            <text:list-item>
              <text:p text:style-name="P80">1 cardboard pyramid. </text:p>
            </text:list-item>
          </text:list>
        </text:list-item>
        <text:list-item>
          <text:p text:style-name="P80"><text:span text:style-name="Strong_20_Emphasis">Method</text:span>: </text:p>
          <text:list>
            <text:list-item>
              <text:p text:style-name="P80">Charge the balloon or comb by rubbing it on fabric. </text:p>
            </text:list-item>
            <text:list-item>
              <text:p text:style-name="P80">Hold it near paper scraps, first under the pyramid and then in the control area. </text:p>
            </text:list-item>
            <text:list-item>
              <text:p text:style-name="P80"><text:soft-page-break/>Note any differences in the strength or duration of the static charge. </text:p>
            </text:list-item>
          </text:list>
        </text:list-item>
        <text:list-item>
          <text:p text:style-name="P42"><text:span text:style-name="Strong_20_Emphasis">Expected Results</text:span>: Longer or stronger static interactions under the pyramid. </text:p>
        </text:list-item>
      </text:list>
      <text:p text:style-name="P4"/>
      <text:p text:style-name="P1"/>
      <text:p text:style-name="P9">Short explanation:</text:p>
      <text:p text:style-name="P9">Introduction to the Pyramid Phenomena</text:p>
      <text:p text:style-name="P1"/>
      <text:h text:style-name="P3" text:outline-level="3">Introduction to the Pyramid and Structured Water Phenomena</text:h>
      <text:p text:style-name="Text_20_body">Let’s break this down into simple ideas about water, pyramids, and how they might work together to create some fascinating effects.</text:p>
      <text:p text:style-name="Horizontal_20_Line"/>
      <text:h text:style-name="Heading_20_3" text:outline-level="3">What is Structured Water?</text:h>
      <text:p text:style-name="Text_20_body">Structured water is water organized in a more stable, hexagonal pattern, unlike regular water where molecules are randomly aligned. It’s thought to mimic water inside living organisms, where this ordered structure may help with hydration and health. You can create structured water using simple techniques like spinning it in a vortex, exposing it to magnetic fields, or letting it flow over crystals.</text:p>
      <text:p text:style-name="Horizontal_20_Line"/>
      <text:h text:style-name="Heading_20_3" text:outline-level="3">How Pyramids Might Affect Water</text:h>
      <text:p text:style-name="Text_20_body">Pyramids, especially those with proportions like the Great Pyramid of Giza, are believed to interact with natural energy fields, including the Earth’s Schumann resonance—an electromagnetic frequency that life on Earth uses to thrive.</text:p>
      <text:p text:style-name="Text_20_body">When water is placed inside or near a pyramid, it may:</text:p>
      <text:list xml:id="list625734045060979005" text:style-name="L50">
        <text:list-item>
          <text:p text:style-name="P82"><text:span text:style-name="Strong_20_Emphasis">Become more structured</text:span>: The pyramid’s shape amplifies natural energy fields, organizing water molecules.</text:p>
        </text:list-item>
        <text:list-item>
          <text:p text:style-name="P82"><text:span text:style-name="Strong_20_Emphasis">Stay liquid at lower temperatures</text:span>: Structured water resists freezing because its molecular structure is more stable.</text:p>
        </text:list-item>
        <text:list-item>
          <text:p text:style-name="P44"><text:span text:style-name="Strong_20_Emphasis">Purify itself</text:span>: The pyramid’s energy field may help remove contaminants like heavy metals or harmful microbes from the water.</text:p>
        </text:list-item>
      </text:list>
      <text:p text:style-name="Horizontal_20_Line"/>
      <text:h text:style-name="Heading_20_3" text:outline-level="3">Benefits for Life</text:h>
      <text:p text:style-name="Text_20_body">Structured water isn’t just for drinking—it may improve life in many ways:</text:p>
      <text:list xml:id="list1441785368168524383" text:style-name="L51">
        <text:list-item>
          <text:p text:style-name="P83"><text:span text:style-name="Strong_20_Emphasis">Plants</text:span>: Seeds watered with structured water germinate faster and grow healthier.</text:p>
        </text:list-item>
        <text:list-item>
          <text:p text:style-name="P83"><text:span text:style-name="Strong_20_Emphasis">Food</text:span>: Placing food near a pyramid could preserve it longer by slowing down decay.</text:p>
        </text:list-item>
        <text:list-item>
          <text:p text:style-name="P45"><text:span text:style-name="Strong_20_Emphasis">People</text:span>: Drinking structured water might improve hydration, energy levels, and even mental clarity.</text:p>
        </text:list-item>
      </text:list>
      <text:p text:style-name="Horizontal_20_Line"/>
      <text:h text:style-name="Heading_20_3" text:outline-level="3"><text:soft-page-break/>How Pyramids Work</text:h>
      <text:p text:style-name="Text_20_body">The pyramid acts as a natural energy device by:</text:p>
      <text:list xml:id="list5765288603233627593" text:style-name="L52">
        <text:list-item>
          <text:p text:style-name="P84"><text:span text:style-name="Strong_20_Emphasis">Creating a vortex field</text:span>: This is a swirling flow of energy, like a tornado, which organizes and amplifies energy.</text:p>
        </text:list-item>
        <text:list-item>
          <text:p text:style-name="P84"><text:span text:style-name="Strong_20_Emphasis">Building a magnetic field</text:span>: This field may influence water and nearby objects, aligning them at the molecular level.</text:p>
        </text:list-item>
        <text:list-item>
          <text:p text:style-name="P46"><text:span text:style-name="Strong_20_Emphasis">Resonating with the Earth</text:span>: The pyramid aligns with Earth’s natural frequencies, boosting the effects on water, food, and even the environment.</text:p>
        </text:list-item>
      </text:list>
      <text:p text:style-name="Horizontal_20_Line"/>
      <text:h text:style-name="Heading_20_3" text:outline-level="3">Effects of Extra Electrons in the Pyramid System</text:h>
      <text:p text:style-name="Text_20_body">A pyramid gathers electrons, especially under and around it, amplifying its effects:</text:p>
      <text:list xml:id="list4951416931692054740" text:style-name="L53">
        <text:list-item>
          <text:p text:style-name="P85"><text:span text:style-name="Strong_20_Emphasis">In water</text:span>: Extra electrons might make water better at detoxifying the body and reducing harmful chemicals.</text:p>
        </text:list-item>
        <text:list-item>
          <text:p text:style-name="P85"><text:span text:style-name="Strong_20_Emphasis">In the environment</text:span>: The pyramid could improve air quality by generating negative ions, which refresh the air.</text:p>
        </text:list-item>
        <text:list-item>
          <text:p text:style-name="P47"><text:span text:style-name="Strong_20_Emphasis">In plants and people</text:span>: The extra energy might stimulate growth and health by improving energy flow at a cellular level.</text:p>
        </text:list-item>
      </text:list>
      <text:p text:style-name="Text_20_body"/>
      <text:p text:style-name="Text_20_body"/>
      <text:p text:style-name="Horizontal_20_Line"/>
      <text:h text:style-name="P10" text:outline-level="3">Lengthy explanation</text:h>
      <text:p text:style-name="P50">(for Brian)</text:p>
      <text:h text:style-name="P3" text:outline-level="3">Structured Water and Related Phenomena</text:h>
      <text:p text:style-name="Text_20_body"><text:span text:style-name="Strong_20_Emphasis">Structured Water:</text:span> Structured water refers to water organized into a coherent, hexagonal lattice structure. This arrangement is theorized to mimic the natural state of water within living organisms, where molecules exhibit less random alignment. Proponents suggest structured water offers benefits such as improved hydration, detoxification, and health-enhancing properties. This molecular organization is believed to occur through natural processes or treatments that induce a more ordered structure.</text:p>
      <text:p text:style-name="Text_20_body"><text:span text:style-name="Strong_20_Emphasis">Why Structured Water Stays Liquid Below 0°C:</text:span> Structured water is thought to remain liquid at sub-zero temperatures due to its altered molecular arrangement. The hexagonal structure may prevent the formation of the typical ice lattice, which requires a more disordered arrangement. This phenomenon is attributed to enhanced hydrogen bonding and coherence among water molecules, making freezing less likely under standard conditions.</text:p>
      <text:p text:style-name="Horizontal_20_Line"/>
      <text:h text:style-name="Heading_20_3" text:outline-level="3"><text:soft-page-break/>Methods to Create Structured Water</text:h>
      <text:list xml:id="list4777102066249065318" text:style-name="L1">
        <text:list-item>
          <text:p text:style-name="P51"><text:span text:style-name="Strong_20_Emphasis">Vortexing:</text:span> Spinning water into a vortex is believed to align molecules into a structured arrangement. </text:p>
        </text:list-item>
        <text:list-item>
          <text:p text:style-name="P51"><text:span text:style-name="Strong_20_Emphasis">Magnetic Fields:</text:span> Exposure to magnetic fields may influence molecular organization, creating a coherent state. </text:p>
        </text:list-item>
        <text:list-item>
          <text:p text:style-name="P51"><text:span text:style-name="Strong_20_Emphasis">Resonance Techniques:</text:span> Using sound or electromagnetic frequencies to resonate with water might organize its molecular structure. </text:p>
        </text:list-item>
        <text:list-item>
          <text:p text:style-name="P13"><text:span text:style-name="Strong_20_Emphasis">Crystal Formations:</text:span> Passing water over minerals or crystals like shungite or zeolite is thought to induce structuring. </text:p>
        </text:list-item>
      </text:list>
      <text:p text:style-name="Text_20_body">These methods are theorized to form stable molecular clusters or chains, enhancing water’s coherence and organization.</text:p>
      <text:p text:style-name="Horizontal_20_Line"/>
      <text:h text:style-name="Heading_20_3" text:outline-level="3">Pyramids and Structured Water</text:h>
      <text:p text:style-name="Text_20_body"><text:span text:style-name="Strong_20_Emphasis">Resonant Properties:</text:span> According to nobulart.com, pyramidal structures may act as resonant devices. Water placed within or under a pyramid might interact with natural energy fields or frequencies, such as Earth’s Schumann resonance. This interaction could align water molecules into a more ordered pattern through the pyramid’s influence on electromagnetic fields.</text:p>
      <text:p text:style-name="Text_20_body"><text:span text:style-name="Strong_20_Emphasis">Schumann Resonance Effects:</text:span> If water absorbs a Schumann resonance multiple of wave amplitude, the structuring process might intensify. Schumann resonances, natural electromagnetic frequencies in Earth’s atmosphere, could theoretically resonate with water molecules, increasing coherence. Potential effects include altered viscosity and freezing points, though these claims remain speculative and lack robust empirical evidence.</text:p>
      <text:p text:style-name="Horizontal_20_Line"/>
      <text:h text:style-name="Heading_20_3" text:outline-level="3">Heavy Metals and Purification</text:h>
      <text:p text:style-name="Text_20_body">Structured water is theorized to reduce heavy metals through:</text:p>
      <text:list xml:id="list7700105943701349666" text:style-name="L2">
        <text:list-item>
          <text:p text:style-name="P52"><text:span text:style-name="Strong_20_Emphasis">Enhanced Solubility:</text:span> Structured water might bind with heavy metals more effectively, facilitating removal. </text:p>
        </text:list-item>
        <text:list-item>
          <text:p text:style-name="P14"><text:span text:style-name="Strong_20_Emphasis">Molecular Charge:</text:span> Altered charge distribution could precipitate metals or make them easier to filter. </text:p>
        </text:list-item>
      </text:list>
      <text:p text:style-name="Text_20_body"><text:span text:style-name="Strong_20_Emphasis">Pyramid’s Electron Accumulation:</text:span> Under normal conditions, a pyramid is said to accumulate electrons within and below its structure, with increased wave amplitude. This could relate to water structuring in several ways:</text:p>
      <text:list xml:id="list5553008497889812402" text:style-name="L3">
        <text:list-item>
          <text:p text:style-name="P53"><text:span text:style-name="Strong_20_Emphasis">Electromagnetic Interaction:</text:span> A strong electric field might polarize water molecules, aligning them into a coherent structure. </text:p>
        </text:list-item>
        <text:list-item>
          <text:p text:style-name="P53"><text:span text:style-name="Strong_20_Emphasis">Resonance Effects:</text:span> High wave amplitudes could enhance molecular alignment, stabilizing hexagonal structures. </text:p>
        </text:list-item>
        <text:list-item>
          <text:p text:style-name="P53"><text:span text:style-name="Strong_20_Emphasis">Ionization:</text:span> Electron concentration might partially ionize water, altering its molecular interactions. </text:p>
        </text:list-item>
        <text:list-item>
          <text:p text:style-name="P15"><text:span text:style-name="Strong_20_Emphasis">Biological Implications:</text:span> Structured water influenced by electron accumulation might interact uniquely with biological systems, though such effects are speculative. </text:p>
        </text:list-item>
      </text:list>
      <text:p text:style-name="Horizontal_20_Line"/>
      <text:h text:style-name="Heading_20_3" text:outline-level="3"><text:soft-page-break/>Effects of Major Electron Influx on Structured Water</text:h>
      <text:p text:style-name="Text_20_body">If hexagonal water experiences a major influx of electrons, theoretical outcomes include:</text:p>
      <text:list xml:id="list7730598472031745611" text:style-name="L4">
        <text:list-item>
          <text:p text:style-name="P16"><text:span text:style-name="Strong_20_Emphasis">Enhanced Solubility and Reactivity:</text:span></text:p>
          <text:list>
            <text:list-item>
              <text:p text:style-name="P54">Increased dissolution of contaminants via altered chemical environments. </text:p>
            </text:list-item>
            <text:list-item>
              <text:p text:style-name="P54">Facilitation of redox reactions, potentially reducing certain metals to less toxic forms. </text:p>
            </text:list-item>
          </text:list>
        </text:list-item>
        <text:list-item>
          <text:p text:style-name="P16"><text:span text:style-name="Strong_20_Emphasis">Adsorption and Precipitation:</text:span></text:p>
          <text:list>
            <text:list-item>
              <text:p text:style-name="P54">Enhanced adsorption of contaminants due to altered charge distributions. </text:p>
            </text:list-item>
            <text:list-item>
              <text:p text:style-name="P54">Precipitation of metals like lead, copper, or zinc under specific pH or redox conditions. </text:p>
            </text:list-item>
          </text:list>
        </text:list-item>
        <text:list-item>
          <text:p text:style-name="P16"><text:span text:style-name="Strong_20_Emphasis">Microbial Effects:</text:span></text:p>
          <text:list>
            <text:list-item>
              <text:p text:style-name="P54">Altered redox potential could inhibit or promote microbial growth. </text:p>
            </text:list-item>
          </text:list>
        </text:list-item>
        <text:list-item>
          <text:p text:style-name="P16"><text:span text:style-name="Strong_20_Emphasis">Electrochemical Effects:</text:span></text:p>
          <text:list>
            <text:list-item>
              <text:p text:style-name="P16">Initiation of electrocoagulation processes, aiding contaminant removal. </text:p>
            </text:list-item>
          </text:list>
        </text:list-item>
      </text:list>
      <text:p text:style-name="Text_20_body"><text:span text:style-name="Strong_20_Emphasis">Caveats:</text:span> While these effects are theoretically plausible, they require rigorous scientific validation. Complex interactions within real water systems could produce unpredictable outcomes.</text:p>
      <text:p text:style-name="Horizontal_20_Line"/>
      <text:h text:style-name="Heading_20_3" text:outline-level="3">Contaminants Potentially Precipitating from Solution</text:h>
      <text:p text:style-name="Text_20_body">Under altered redox or pH conditions due to electron influx, contaminants such as the following might precipitate:</text:p>
      <text:list xml:id="list26974147968361064" text:style-name="L5">
        <text:list-item>
          <text:p text:style-name="P17"><text:span text:style-name="Strong_20_Emphasis">Heavy Metals:</text:span></text:p>
          <text:list>
            <text:list-item>
              <text:p text:style-name="P55">Lead (Pb): Forms insoluble hydroxides or oxides. </text:p>
            </text:list-item>
            <text:list-item>
              <text:p text:style-name="P55">Copper (Cu): Precipitates as copper oxide or hydroxide. </text:p>
            </text:list-item>
            <text:list-item>
              <text:p text:style-name="P55">Iron (Fe): Forms ferric hydroxide or rust. </text:p>
            </text:list-item>
            <text:list-item>
              <text:p text:style-name="P55">Zinc (Zn): Produces zinc hydroxide. </text:p>
            </text:list-item>
            <text:list-item>
              <text:p text:style-name="P55">Cadmium (Cd): Precipitates as hydroxides or sulfides. </text:p>
            </text:list-item>
          </text:list>
        </text:list-item>
        <text:list-item>
          <text:p text:style-name="P17"><text:span text:style-name="Strong_20_Emphasis">Arsenic (As):</text:span> Forms arsenate or arsenite compounds under specific conditions.</text:p>
        </text:list-item>
        <text:list-item>
          <text:p text:style-name="P17"><text:span text:style-name="Strong_20_Emphasis">Manganese (Mn):</text:span> Precipitates as manganese dioxide or hydroxide.</text:p>
        </text:list-item>
        <text:list-item>
          <text:p text:style-name="P17"><text:span text:style-name="Strong_20_Emphasis">Chromium (Cr):</text:span> Hexavalent chromium (Cr(VI)) reduces to trivalent chromium (Cr(III)), forming insoluble hydroxides.</text:p>
        </text:list-item>
        <text:list-item>
          <text:p text:style-name="P17"><text:span text:style-name="Strong_20_Emphasis">Mercury (Hg):</text:span> Forms compounds like mercuric sulfide (HgS).</text:p>
        </text:list-item>
        <text:list-item>
          <text:p text:style-name="P17"><text:span text:style-name="Strong_20_Emphasis">Phosphates:</text:span> React with calcium or iron to form insoluble salts.</text:p>
        </text:list-item>
        <text:list-item>
          <text:p text:style-name="P17"><text:span text:style-name="Strong_20_Emphasis">Sulfides:</text:span> Metals like zinc, cadmium, or copper may form sulfides under reducing conditions.</text:p>
        </text:list-item>
      </text:list>
      <text:p text:style-name="Text_20_body"><text:span text:style-name="Strong_20_Emphasis">Notes:</text:span> These outcomes depend on specific water chemistry and environmental conditions.</text:p>
      <text:p text:style-name="Horizontal_20_Line"/>
      <text:h text:style-name="P11" text:outline-level="3">Broader Implications of Structured Water and Pyramids</text:h>
      <text:list xml:id="list4029662926928576067" text:style-name="L6">
        <text:list-item>
          <text:p text:style-name="P18"><text:span text:style-name="Strong_20_Emphasis">Life (Biological Systems):</text:span></text:p>
          <text:list>
            <text:list-item>
              <text:p text:style-name="P56"><text:soft-page-break/><text:span text:style-name="Strong_20_Emphasis">Seeds:</text:span> Enhanced germination due to improved hydration. </text:p>
            </text:list-item>
            <text:list-item>
              <text:p text:style-name="P56"><text:span text:style-name="Strong_20_Emphasis">Food Preservation:</text:span> Antimicrobial properties might extend shelf life. </text:p>
            </text:list-item>
            <text:list-item>
              <text:p text:style-name="P56"><text:span text:style-name="Strong_20_Emphasis">Nutrient Absorption:</text:span> Structured water may enhance cellular hydration and nutrient uptake. </text:p>
            </text:list-item>
          </text:list>
        </text:list-item>
        <text:list-item>
          <text:p text:style-name="P18"><text:span text:style-name="Strong_20_Emphasis">Mineral Formation in Concrete:</text:span></text:p>
          <text:list>
            <text:list-item>
              <text:p text:style-name="P56">Improved hydration reactions could enhance strength and durability. </text:p>
            </text:list-item>
          </text:list>
        </text:list-item>
        <text:list-item>
          <text:p text:style-name="P18"><text:span text:style-name="Strong_20_Emphasis">Medicinal Compound Solubility:</text:span></text:p>
          <text:list>
            <text:list-item>
              <text:p text:style-name="P56">Altered solubility and stability might improve drug delivery and efficacy. </text:p>
            </text:list-item>
          </text:list>
        </text:list-item>
        <text:list-item>
          <text:p text:style-name="P18"><text:span text:style-name="Strong_20_Emphasis">Electromagnetic Effects:</text:span></text:p>
          <text:list>
            <text:list-item>
              <text:p text:style-name="P18">The pyramid’s resonance and electron accumulation might subtly influence biological and chemical systems. </text:p>
            </text:list-item>
          </text:list>
        </text:list-item>
      </text:list>
      <text:p text:style-name="Text_20_body"><text:span text:style-name="Strong_20_Emphasis">Conclusion:</text:span> While structured water and pyramid effects present intriguing hypotheses, they remain speculative without robust empirical validation. Further scientific investigation is essential to substantiate these claims.</text:p>
      <text:p text:style-name="P1"/>
      <text:p text:style-name="P2">The added effects of electron deposition in the pyramid system, combined with its vortex-like field, crystalline magnetic field, electromagnetic alignment to the Schumann resonance, and helical movement of electrons, could theoretically lead to several enhanced phenomena. <text:span text:style-name="T1">Here's a detailed analysis of potential beneficial and extra effects:</text:span></text:p>
      <text:p text:style-name="Horizontal_20_Line"/>
      <text:h text:style-name="Heading_20_3" text:outline-level="3"><text:span text:style-name="Strong_20_Emphasis">1. Enhanced Water Structuring</text:span></text:h>
      <text:list xml:id="list6009882645875074047" text:style-name="L7">
        <text:list-item>
          <text:p text:style-name="P57"><text:span text:style-name="Strong_20_Emphasis">Improved Molecular Ordering</text:span>: The additional electrons and electromagnetic resonance could intensify the alignment of water molecules, strengthening the hexagonal structure. </text:p>
        </text:list-item>
        <text:list-item>
          <text:p text:style-name="P57"><text:span text:style-name="Strong_20_Emphasis">Increased Stability</text:span>: With the pulsing helix of electrons interacting with water, the structure might become more stable over time, resisting reversion to an unstructured state. </text:p>
        </text:list-item>
        <text:list-item>
          <text:p text:style-name="P19"><text:span text:style-name="Strong_20_Emphasis">Advanced Hydration Properties</text:span>: Highly structured water might penetrate cell membranes more effectively, improving hydration at the cellular level. </text:p>
        </text:list-item>
      </text:list>
      <text:p text:style-name="Horizontal_20_Line"/>
      <text:h text:style-name="Heading_20_3" text:outline-level="3"><text:span text:style-name="Strong_20_Emphasis">2. Amplified Biological Effects</text:span></text:h>
      <text:list xml:id="list4400126219060978488" text:style-name="L8">
        <text:list-item>
          <text:p text:style-name="P58"><text:span text:style-name="Strong_20_Emphasis">Cellular Energy Boost</text:span>: The resonance and electron influx could interact with living organisms' bioelectric fields, enhancing cellular ATP production. This could lead to improved energy levels and metabolic efficiency. </text:p>
        </text:list-item>
        <text:list-item>
          <text:p text:style-name="P58"><text:span text:style-name="Strong_20_Emphasis">Detoxification</text:span>: Increased electron density might neutralize free radicals or oxidative stress in biological systems, promoting overall health. </text:p>
        </text:list-item>
        <text:list-item>
          <text:p text:style-name="P20"><text:span text:style-name="Strong_20_Emphasis">Resonance with DNA</text:span>: The helix movement of electrons could align with DNA's natural helical structure, possibly supporting genetic repair mechanisms or cellular rejuvenation. </text:p>
        </text:list-item>
      </text:list>
      <text:p text:style-name="Horizontal_20_Line"/>
      <text:h text:style-name="Heading_20_3" text:outline-level="3"><text:soft-page-break/><text:span text:style-name="Strong_20_Emphasis">3. Heightened Electromagnetic Interactions</text:span></text:h>
      <text:list xml:id="list587193976409857721" text:style-name="L9">
        <text:list-item>
          <text:p text:style-name="P59"><text:span text:style-name="Strong_20_Emphasis">Improved Energy Transfer</text:span>: The alignment to Schumann resonance with increased wave amplitude might enhance bioresonance within living systems, promoting synchronization and healing. </text:p>
        </text:list-item>
        <text:list-item>
          <text:p text:style-name="P59"><text:span text:style-name="Strong_20_Emphasis">Crystalline Effects on Matter</text:span>: The pyramid's magnetic crystalline field might induce ordered patterns in nearby materials, including minerals, organic substances, and even biological tissues. </text:p>
        </text:list-item>
        <text:list-item>
          <text:p text:style-name="P21"><text:span text:style-name="Strong_20_Emphasis">Strengthened Electromagnetic Shielding</text:span>: The pulsed field could act as a buffer against harmful external electromagnetic radiation, protecting organisms within its vicinity. </text:p>
        </text:list-item>
      </text:list>
      <text:p text:style-name="Horizontal_20_Line"/>
      <text:h text:style-name="Heading_20_3" text:outline-level="3"><text:span text:style-name="Strong_20_Emphasis">4. Advanced Water Purification</text:span></text:h>
      <text:list xml:id="list472479890323361325" text:style-name="L10">
        <text:list-item>
          <text:p text:style-name="P60"><text:span text:style-name="Strong_20_Emphasis">Increased Ionization</text:span>: Electron deposition could ionize water molecules more effectively, breaking down contaminants or facilitating their removal. </text:p>
        </text:list-item>
        <text:list-item>
          <text:p text:style-name="P60"><text:span text:style-name="Strong_20_Emphasis">Heavy Metal Neutralization</text:span>: Enhanced electron interactions might precipitate heavy metals more efficiently, making the water cleaner and safer. </text:p>
        </text:list-item>
        <text:list-item>
          <text:p text:style-name="P22"><text:span text:style-name="Strong_20_Emphasis">Microbial Neutralization</text:span>: The combined vortex field and electron pulses could disrupt microbial activity, reducing harmful bacteria or pathogens in the water. </text:p>
        </text:list-item>
      </text:list>
      <text:p text:style-name="Horizontal_20_Line"/>
      <text:h text:style-name="Heading_20_3" text:outline-level="3"><text:span text:style-name="Strong_20_Emphasis">5. Growth Enhancement in Plants and Microorganisms</text:span></text:h>
      <text:list xml:id="list392067335418600953" text:style-name="L11">
        <text:list-item>
          <text:p text:style-name="P61"><text:span text:style-name="Strong_20_Emphasis">Optimized Nutrient Uptake</text:span>: Structured water and the pyramid's resonance might enhance the ability of plants to absorb water and nutrients. </text:p>
        </text:list-item>
        <text:list-item>
          <text:p text:style-name="P61"><text:span text:style-name="Strong_20_Emphasis">Accelerated Growth Cycles</text:span>: The pulsed energy field could stimulate faster germination and growth in seeds and plants. </text:p>
        </text:list-item>
        <text:list-item>
          <text:p text:style-name="P23"><text:span text:style-name="Strong_20_Emphasis">Beneficial Microbial Balance</text:span>: Microorganisms that thrive in structured environments might flourish, supporting soil health and decomposition processes. </text:p>
        </text:list-item>
      </text:list>
      <text:p text:style-name="Horizontal_20_Line"/>
      <text:h text:style-name="Heading_20_3" text:outline-level="3"><text:span text:style-name="Strong_20_Emphasis">6. Effects on Material Formation</text:span></text:h>
      <text:list xml:id="list9000298948024158326" text:style-name="L12">
        <text:list-item>
          <text:p text:style-name="P62"><text:span text:style-name="Strong_20_Emphasis">Crystal Growth</text:span>: Materials like quartz or other minerals near the pyramid might grow in more ordered, refined structures due to the crystalline electromagnetic field. </text:p>
        </text:list-item>
        <text:list-item>
          <text:p text:style-name="P24"><text:span text:style-name="Strong_20_Emphasis">Concrete Strengthening</text:span>: Structured water used in concrete hydration might result in denser, stronger, and more durable material due to optimized molecular interactions. </text:p>
        </text:list-item>
      </text:list>
      <text:p text:style-name="Horizontal_20_Line"/>
      <text:h text:style-name="Heading_20_3" text:outline-level="3"><text:span text:style-name="Strong_20_Emphasis">7. Psychological and Cognitive Benefits</text:span></text:h>
      <text:list xml:id="list4806669811314268422" text:style-name="L13">
        <text:list-item>
          <text:p text:style-name="P63"><text:span text:style-name="Strong_20_Emphasis">Mental Clarity</text:span>: The resonant alignment with Schumann frequencies might enhance brainwave synchronization, supporting focus and relaxation. </text:p>
        </text:list-item>
        <text:list-item>
          <text:p text:style-name="P25"><text:span text:style-name="Strong_20_Emphasis">Emotional Balance</text:span>: The reduction in electromagnetic "noise" due to the pyramid's shielding effects might promote emotional stability and reduce stress. </text:p>
        </text:list-item>
      </text:list>
      <text:p text:style-name="Horizontal_20_Line"/>
      <text:h text:style-name="Heading_20_3" text:outline-level="3"><text:soft-page-break/><text:span text:style-name="Strong_20_Emphasis">8. Potential for Resonant Healing</text:span></text:h>
      <text:list xml:id="list9042408129846387584" text:style-name="L14">
        <text:list-item>
          <text:p text:style-name="P64"><text:span text:style-name="Strong_20_Emphasis">Frequency Alignment Therapy</text:span>: The increased amplitude of electromagnetic frequencies aligned to Earth resonance could theoretically promote healing in individuals suffering from imbalances or injuries. </text:p>
        </text:list-item>
        <text:list-item>
          <text:p text:style-name="P26"><text:span text:style-name="Strong_20_Emphasis">Regeneration</text:span>: Enhanced energy fields might stimulate tissue repair or regeneration processes in living organisms. </text:p>
        </text:list-item>
      </text:list>
      <text:p text:style-name="Horizontal_20_Line"/>
      <text:h text:style-name="Heading_20_3" text:outline-level="3"><text:span text:style-name="Strong_20_Emphasis">9. Environmental Impacts</text:span></text:h>
      <text:list xml:id="list7844096937002750658" text:style-name="L15">
        <text:list-item>
          <text:p text:style-name="P65"><text:span text:style-name="Strong_20_Emphasis">Atmospheric Purification</text:span>: The vortex field might interact with nearby air molecules, reducing pollutants or generating negative ions that improve air quality. </text:p>
        </text:list-item>
        <text:list-item>
          <text:p text:style-name="P27"><text:span text:style-name="Strong_20_Emphasis">Ecosystem Revitalization</text:span>: Plants, microbes, and animals within the pyramid's influence might experience enhanced vitality, creating a thriving local ecosystem. </text:p>
        </text:list-item>
      </text:list>
      <text:p text:style-name="Horizontal_20_Line"/>
      <text:h text:style-name="Heading_20_3" text:outline-level="3"><text:span text:style-name="Strong_20_Emphasis">10. Amplified Quantum-Like Effects</text:span></text:h>
      <text:list xml:id="list5982833297998395285" text:style-name="L16">
        <text:list-item>
          <text:p text:style-name="P66"><text:span text:style-name="Strong_20_Emphasis">Increased Coherence</text:span>: The structured field might align quantum states in materials or biological systems, creating coherence that enhances efficiency and stability. </text:p>
        </text:list-item>
        <text:list-item>
          <text:p text:style-name="P28"><text:span text:style-name="Strong_20_Emphasis">Field Extension</text:span>: The vortex and magnetic fields could extend the pyramid's influence beyond its physical boundaries, affecting a larger area. </text:p>
        </text:list-item>
      </text:list>
      <text:p text:style-name="Horizontal_20_Line"/>
      <text:h text:style-name="Heading_20_3" text:outline-level="3">Conclusion</text:h>
      <text:p text:style-name="Text_20_body">The interplay of vortex dynamics, crystalline electromagnetic fields, electron deposition, and Schumann resonance alignment creates a multi-layered system of potential benefits. These effects, if validated, could significantly enhance water quality, biological health, material formation, and environmental harmony. However, empirical testing and rigorous scientific study are essential to substantiate these claims and understand their practical applications.</text:p>
      <text:p text:style-name="P1"/>
      <text:p text:style-name="P8">From the EWT Framework:</text:p>
      <text:p text:style-name="P1"/>
      <text:p text:style-name="P2">Using <text:span text:style-name="Strong_20_Emphasis">Energy Wave Theory (EWT</text:span>), the "quantum-like effects" described can be reframed in terms of wave-based interactions, avoiding the quantum mechanics paradigm. Here's how these effects might be explained:</text:p>
      <text:p text:style-name="Horizontal_20_Line"/>
      <text:h text:style-name="Heading_20_3" text:outline-level="3"><text:span text:style-name="Strong_20_Emphasis">1. Increased Coherence</text:span></text:h>
      <text:list xml:id="list7557062683171234632" text:style-name="L17">
        <text:list-item>
          <text:p text:style-name="P67"><text:span text:style-name="Strong_20_Emphasis">EWT View</text:span>: Coherence in this context refers to the alignment of energy waves, both in frequency and phase. When the pyramid’s vortex field interacts with local energy waves, it could act as a resonator, aligning the waves to a more orderly pattern. </text:p>
        </text:list-item>
        <text:list-item>
          <text:p text:style-name="P67"><text:span text:style-name="Strong_20_Emphasis">Mechanism</text:span>: </text:p>
          <text:list>
            <text:list-item>
              <text:p text:style-name="P67"><text:soft-page-break/>The pyramid’s geometry may focus and amplify specific resonant frequencies, especially those matching natural Earth frequencies like the Schumann resonance. </text:p>
            </text:list-item>
            <text:list-item>
              <text:p text:style-name="P29">This could reduce destructive interference and enhance constructive interference, creating stable and orderly wave patterns in the local environment. </text:p>
            </text:list-item>
          </text:list>
        </text:list-item>
      </text:list>
      <text:p text:style-name="Horizontal_20_Line"/>
      <text:h text:style-name="Heading_20_3" text:outline-level="3"><text:span text:style-name="Strong_20_Emphasis">2. Energy Amplification through Wave Interference</text:span></text:h>
      <text:list xml:id="list358818421143494583" text:style-name="L18">
        <text:list-item>
          <text:p text:style-name="P68"><text:span text:style-name="Strong_20_Emphasis">EWT View</text:span>: Amplification occurs due to constructive wave interference, a foundational principle in EWT. The vortex field generated by the pyramid could serve as a medium for amplifying waves in the lithosphere and atmosphere. </text:p>
        </text:list-item>
        <text:list-item>
          <text:p text:style-name="P68"><text:span text:style-name="Strong_20_Emphasis">Mechanism</text:span>: </text:p>
          <text:list>
            <text:list-item>
              <text:p text:style-name="P68">Energy waves moving through the pyramid’s structure align with the Earth’s natural frequencies and gain amplitude due to resonance. </text:p>
            </text:list-item>
            <text:list-item>
              <text:p text:style-name="P30">The pyramid acts as a waveguide, focusing and directing this amplified energy outward, affecting matter and living systems within its influence. </text:p>
            </text:list-item>
          </text:list>
        </text:list-item>
      </text:list>
      <text:p text:style-name="Horizontal_20_Line"/>
      <text:h text:style-name="Heading_20_3" text:outline-level="3"><text:span text:style-name="Strong_20_Emphasis">3. Interaction with Matter via Wave Resonance</text:span></text:h>
      <text:list xml:id="list6483611612521629967" text:style-name="L19">
        <text:list-item>
          <text:p text:style-name="P69"><text:span text:style-name="Strong_20_Emphasis">EWT View</text:span>: Matter is composed of standing wave patterns, and its properties arise from wave interactions. The pyramid’s electromagnetic fields might interact with the waveforms of nearby matter, altering their structure or behavior. </text:p>
        </text:list-item>
        <text:list-item>
          <text:p text:style-name="P69"><text:span text:style-name="Strong_20_Emphasis">Mechanism</text:span>: </text:p>
          <text:list>
            <text:list-item>
              <text:p text:style-name="P69">For example, the helical movement of electrons in the pyramid's magnetic field could synchronize with the wave frequencies of water or biological matter, leading to changes in molecular or atomic arrangement. </text:p>
            </text:list-item>
            <text:list-item>
              <text:p text:style-name="P31">This synchronization could improve the stability and efficiency of energy exchanges within those systems. </text:p>
            </text:list-item>
          </text:list>
        </text:list-item>
      </text:list>
      <text:p text:style-name="Horizontal_20_Line"/>
      <text:h text:style-name="Heading_20_3" text:outline-level="3"><text:span text:style-name="Strong_20_Emphasis">4. Field Extension and Influence</text:span></text:h>
      <text:list xml:id="list5113359336386193122" text:style-name="L20">
        <text:list-item>
          <text:p text:style-name="P70"><text:span text:style-name="Strong_20_Emphasis">EWT View</text:span>: Wave fields are not confined to discrete particles or regions but propagate through space. The pyramid’s wave-generating systems could extend its influence far beyond its physical boundaries. </text:p>
        </text:list-item>
        <text:list-item>
          <text:p text:style-name="P70"><text:span text:style-name="Strong_20_Emphasis">Mechanism</text:span>: </text:p>
          <text:list>
            <text:list-item>
              <text:p text:style-name="P70">As waves generated by the pyramid interact with surrounding media, their energy could radiate outward, carrying the effects of alignment and amplification to distant regions. </text:p>
            </text:list-item>
            <text:list-item>
              <text:p text:style-name="P32">The constructive wave patterns could create coherent fields that influence environmental energy flow, atmospheric ionization, and even biological systems in the extended field. </text:p>
            </text:list-item>
          </text:list>
        </text:list-item>
      </text:list>
      <text:p text:style-name="Horizontal_20_Line"/>
      <text:h text:style-name="Heading_20_3" text:outline-level="3"><text:soft-page-break/><text:span text:style-name="Strong_20_Emphasis">5. Helical and Vortex Wave Dynamics</text:span></text:h>
      <text:list xml:id="list8433581499107511019" text:style-name="L21">
        <text:list-item>
          <text:p text:style-name="P71"><text:span text:style-name="Strong_20_Emphasis">EWT View</text:span>: A vortex-like field in EWT could be interpreted as a spiral wave motion that results from constructive interference of multiple waves. This motion could organize surrounding waves into a coherent flow. </text:p>
        </text:list-item>
        <text:list-item>
          <text:p text:style-name="P71"><text:span text:style-name="Strong_20_Emphasis">Mechanism</text:span>: </text:p>
          <text:list>
            <text:list-item>
              <text:p text:style-name="P71">The pyramid’s geometry might shape incoming energy waves into spiraling motions, creating a stable vortex-like structure. </text:p>
            </text:list-item>
            <text:list-item>
              <text:p text:style-name="P33">This vortex could guide the movement of electrons or ions in a way that aligns with the natural wave motions of the Earth, enhancing their energy and efficiency in transferring forces or charges. </text:p>
            </text:list-item>
          </text:list>
        </text:list-item>
      </text:list>
      <text:p text:style-name="Horizontal_20_Line"/>
      <text:h text:style-name="Heading_20_3" text:outline-level="3"><text:span text:style-name="Strong_20_Emphasis">6. Energy Waves and Biological Systems</text:span></text:h>
      <text:list xml:id="list3698375613578036359" text:style-name="L22">
        <text:list-item>
          <text:p text:style-name="P72"><text:span text:style-name="Strong_20_Emphasis">EWT View</text:span>: Biological systems, including DNA, are essentially wave-based systems. Their function depends on the interaction of standing waves that define molecular structure and energy transfer. </text:p>
        </text:list-item>
        <text:list-item>
          <text:p text:style-name="P72"><text:span text:style-name="Strong_20_Emphasis">Mechanism</text:span>: </text:p>
          <text:list>
            <text:list-item>
              <text:p text:style-name="P72">The pyramid’s fields could synchronize with the natural wave frequencies of biological molecules, enhancing their stability and functionality. </text:p>
            </text:list-item>
            <text:list-item>
              <text:p text:style-name="P34">This might explain improved cellular energy transfer, DNA repair, and even enhanced hydration properties, as the aligned waves facilitate more efficient interactions at the molecular level. </text:p>
            </text:list-item>
          </text:list>
        </text:list-item>
      </text:list>
      <text:p text:style-name="Horizontal_20_Line"/>
      <text:h text:style-name="Heading_20_3" text:outline-level="3"><text:span text:style-name="Strong_20_Emphasis">7. Environmental Effects Through Wave Alignment</text:span></text:h>
      <text:list xml:id="list3056021315189630533" text:style-name="L23">
        <text:list-item>
          <text:p text:style-name="P73"><text:span text:style-name="Strong_20_Emphasis">EWT View</text:span>: Environmental systems, such as atmospheric and lithospheric currents, are also wave systems. Their behavior can be influenced by introducing coherent, amplified waves into their structure. </text:p>
        </text:list-item>
        <text:list-item>
          <text:p text:style-name="P73"><text:span text:style-name="Strong_20_Emphasis">Mechanism</text:span>: </text:p>
          <text:list>
            <text:list-item>
              <text:p text:style-name="P73">The pyramid’s resonant amplification could organize chaotic or scattered wave patterns in the environment, improving atmospheric ion balance and enhancing soil conductivity. </text:p>
            </text:list-item>
            <text:list-item>
              <text:p text:style-name="P35">This could stabilize local weather patterns, promote plant growth, and enhance the health of ecosystems by creating a more energetically favorable environment. </text:p>
            </text:list-item>
          </text:list>
        </text:list-item>
      </text:list>
      <text:p text:style-name="Horizontal_20_Line"/>
      <text:h text:style-name="Heading_20_3" text:outline-level="3"><text:span text:style-name="Strong_20_Emphasis">8. Wave-Based Healing Effects</text:span></text:h>
      <text:list xml:id="list4424002190390962202" text:style-name="L24">
        <text:list-item>
          <text:p text:style-name="P74"><text:span text:style-name="Strong_20_Emphasis">EWT View</text:span>: Healing effects occur due to the alignment of energy waves with those of biological systems, optimizing energy flow and reducing wave distortions caused by stress or injury. </text:p>
        </text:list-item>
        <text:list-item>
          <text:p text:style-name="P74"><text:span text:style-name="Strong_20_Emphasis">Mechanism</text:span>: </text:p>
          <text:list>
            <text:list-item>
              <text:p text:style-name="P74">The pyramid’s influence could restore coherence in distorted wave systems of the body, allowing for more efficient energy distribution and cellular repair. </text:p>
            </text:list-item>
            <text:list-item>
              <text:p text:style-name="P36"><text:soft-page-break/>This could manifest as improved circulation, faster tissue regeneration, and enhanced immune responses. </text:p>
            </text:list-item>
          </text:list>
        </text:list-item>
      </text:list>
      <text:p text:style-name="Horizontal_20_Line"/>
      <text:h text:style-name="Heading_20_3" text:outline-level="3">Conclusion</text:h>
      <text:p text:style-name="Text_20_body">By framing the effects in terms of <text:span text:style-name="Strong_20_Emphasis">Energy Wave Theory</text:span>, the focus shifts from particles and quantum mechanics to <text:span text:style-name="Strong_20_Emphasis">wave coherence, resonance, and constructive interference</text:span>. The pyramid acts as an energy amplifier and organizer, optimizing wave patterns in its vicinity to enhance physical, biological, and environmental systems. Empirical validation is essential to refine these hypotheses and connect them to measurable phenom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witterChirp" svg:font-family="TwitterChirp, System"/>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9T23:46:27.06</meta:creation-date>
    <dc:date>2025-01-22T14:08:58.90</dc:date>
    <meta:editing-duration>PT1H38M34S</meta:editing-duration>
    <meta:editing-cycles>2</meta:editing-cycles>
    <meta:generator>OpenOffice/4.1.14$Win32 OpenOffice.org_project/4114m1$Build-9811</meta:generator>
    <meta:document-statistic meta:table-count="0" meta:image-count="0" meta:object-count="0" meta:page-count="13" meta:paragraph-count="259" meta:word-count="3686" meta:character-count="25101"/>
  </office:meta>
</office:document-meta>
</file>